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Заголовок2" style:master-page-name="MP0" style:family="paragraph">
      <style:paragraph-properties fo:break-before="page"/>
    </style:style>
    <style:style style:name="P2" style:parent-style-name="Обычный" style:family="paragraph">
      <style:paragraph-properties fo:text-align="start"/>
    </style:style>
    <style:style style:name="T3" style:parent-style-name="Основнойшрифтабзаца" style:family="text">
      <style:text-properties fo:font-style="italic" style:font-style-asian="italic" style:font-style-complex="italic"/>
    </style:style>
    <style:style style:name="T4" style:parent-style-name="Основнойшрифтабзаца" style:family="text">
      <style:text-properties fo:font-style="italic" style:font-style-asian="italic" style:font-style-complex="italic"/>
    </style:style>
    <style:style style:name="T5" style:parent-style-name="Основнойшрифтабзаца" style:family="text">
      <style:text-properties fo:font-style="italic" style:font-style-asian="italic" style:font-style-complex="italic"/>
    </style:style>
    <style:style style:name="T6" style:parent-style-name="Основнойшрифтабзаца" style:family="text">
      <style:text-properties fo:font-style="italic" style:font-style-asian="italic" style:font-style-complex="italic"/>
    </style:style>
    <style:style style:name="T7" style:parent-style-name="Основнойшрифтабзаца" style:family="text">
      <style:text-properties fo:language="en" fo:country="US"/>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language="en" fo:country="US"/>
    </style:style>
    <style:style style:name="T10" style:parent-style-name="Основнойшрифтабзаца" style:family="text">
      <style:text-properties fo:language="en" fo:country="US"/>
    </style:style>
    <style:style style:name="P11" style:parent-style-name="Обычный" style:family="paragraph">
      <style:paragraph-properties fo:text-align="start"/>
    </style:style>
    <style:style style:name="P12" style:parent-style-name="Stanza" style:family="paragraph">
      <style:paragraph-properties fo:text-indent="0.3937in"/>
    </style:style>
    <style:style style:name="P13" style:parent-style-name="Stanza" style:family="paragraph">
      <style:paragraph-properties fo:text-indent="0.3937in"/>
    </style:style>
    <style:style style:name="P14" style:parent-style-name="Stanza" style:family="paragraph">
      <style:paragraph-properties fo:text-indent="0.3937in"/>
    </style:style>
    <style:style style:name="T15" style:parent-style-name="Основнойшрифтабзаца" style:family="text">
      <style:text-properties fo:font-style="italic" style:font-style-asian="italic" style:font-style-complex="italic"/>
    </style:style>
    <style:style style:name="T16" style:parent-style-name="Основнойшрифтабзаца" style:family="text">
      <style:text-properties fo:font-style="italic" style:font-style-asian="italic" style:font-style-complex="italic"/>
    </style:style>
    <style:style style:name="P17" style:parent-style-name="Обычный" style:family="paragraph">
      <style:paragraph-properties fo:text-align="start"/>
    </style:style>
    <style:style style:name="T18" style:parent-style-name="Основнойшрифтабзаца" style:family="text">
      <style:text-properties fo:font-style="italic" style:font-style-asian="italic" style:font-style-complex="italic"/>
    </style:style>
    <style:style style:name="P19" style:parent-style-name="Обычный" style:family="paragraph">
      <style:paragraph-properties fo:text-align="start"/>
    </style:style>
  </office:automatic-styles>
  <office:body>
    <office:text text:use-soft-page-breaks="true">
      <text:h text:style-name="P1" text:outline-level="2">XIII</text:h>
      <text:p text:style-name="P2"/>
      <text:p text:style-name="Обычный">Небольшой дворянский домик на московский манер, в котором проживала Авдотья Никитишна (или<text:s/><text:span text:style-name="T3">Евдоксия)</text:span><text:s text:c="2"/>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 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 даже с химической точки 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 Да, я. И знаете ли, с какою целью? Куклы делать, головки, чтобы не ломались. Я ведь<text:s/><text:soft-page-break/>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text:s/><text:span text:style-name="T4">роняла</text:span><text:s text:c="2"/>свои вопросы 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 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 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text:s/><text:span text:style-name="T5">слава богу!<text:s/></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 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text:s/><text:soft-page-break/>была бы в состоянии понять нашу беседу; ни одна из них не стоит того, чтобы мы, серьезные мужчины, говорили о ней!</text:p>
      <text:p text:style-name="Обычный">– Да им совсем не нужно понимать нашу беседу, – промолвил Базаров.</text:p>
      <text:p text:style-name="Обычный">– О ком вы 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 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text:s/><text:span text:style-name="T6">Домостроя</text:span><text:s/>. Вам бы плетку в руки!</text:p>
      <text:p text:style-name="Обычный">– Плетка дело 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Обычный">Наступило внезапное молчание.</text:p>
      <text:p text:style-name="Обычный">– Нет, зачем 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text:s/><text:span text:style-name="T7">Et toc, et toc, et tin-tin-tin!!.»</text:span></text:p>
      <text:p text:style-name="Обычный"><text:span text:style-name="T8">– Victor,<text:s/></text:span>вы<text:span text:style-name="T9"><text:s/></text:span>шалун<text:span text:style-name="T10">.</text:span></text:p>
      <text:p text:style-name="Обычный">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11"/>
      <text:p text:style-name="P12">И уста твои с моими</text:p>
      <text:p text:style-name="P13">В поцелуй горячий слить.</text:p>
      <text:p text:style-name="P14"/>
      <text:p text:style-name="Обычный">Аркадий не вытерпел наконец.</text:p>
      <text:p text:style-name="Обычный">– Господа, уж это что-то на Бедлам похоже стало, – заметил он вслух.</text:p>
      <text:p text:style-name="Обычный">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p>
      <text:p text:style-name="Обычный">– Ну что, ну что? – спрашивал он, подобострастно забегая то справа, то слева, – ведь я<text:s/><text:soft-page-break/>говорил вам: замечательная личность! Вот каких бы нам женщин побольше. Она, в своем роде, высоконравственное явление.</text:p>
      <text:p text:style-name="Обычный">– А это заведение<text:s/><text:span text:style-name="T15">твоего</text:span><text:s text:c="2"/>отца тоже нравственное явление? – промолвил Базаров, ткнув пальцем на кабак, мимо которого они в это мгновение проходили.</text:p>
      <text:p text:style-name="Обычный">Ситников опять засмеялся с визгом. Он очень стыдился своего происхождения и не знал, чувствовать ли ему себя польщенным или обиженным от неожиданного<text:s/><text:span text:style-name="T16">тыканья</text:span><text:s text:c="2"/>Базарова.</text:p>
      <text:p text:style-name="Обычный"/>
      <text:h text:style-name="Заголовок2" text:outline-level="2">XIV</text:h>
      <text:p text:style-name="P17"/>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text:s/><text:span text:style-name="T18">шиком,<text:s/></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p text:style-name="Обычный">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Обычный">– Точно так.</text:p>
      <text:p text:style-name="Обычный">– Я видела вашего батюшку два раза и много слышала о нем, – продолжала она, – я очень рада с вами познакомиться.</text:p>
      <text:soft-page-break/>
      <text:p text:style-name="Обычный">В это мгновение подлетел к ней какой-то адъютант и пригласил ее на кадриль. Она согласилась.</text:p>
      <text:p text:style-name="Обычный">– Вы разве танцуете? – почтительно спросил Аркадий.</text:p>
      <text:p text:style-name="Обычный">– Танцую. А вы почему думаете, что 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 посмотрела на Аркадия не то чтобы свысока, а так, как замужние 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 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text:s/><text:soft-page-break/>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 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 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Обычный"/>
      <text:h text:style-name="Заголовок2" text:outline-level="2">XV</text:h>
      <text:p text:style-name="P19"/>
      <text:p text:style-name="Обычный">–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 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text:s/><text:soft-page-break/>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p>
      <text:p text:style-name="Обычный">Приятели наконец поднялись 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Обычный">– Если вы, господа, не боитесь скуки, приезжайте ко мне в Никольское.</text:p>
      <text:p text:style-name="Обычный">–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text:s/><text:soft-page-break/>заметил, что приятель его покраснел.</text:p>
      <text:p text:style-name="Обычный">– Ну? – говорил 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 бога, Евгений! это ни на что не похоже.</text:p>
      <text:p text:style-name="Обычный">– Ну, не сердись, неженка. Сказано – первый сорт. Надо будет поехать к ней.</text:p>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Отцы и дети</dc:title>
    <meta:initial-creator>Иван Сергеевич Тургенев</meta:initial-creator>
    <dc:creator>Учетная запись Майкрософт</dc:creator>
    <meta:creation-date>2025-10-25T04:51:00Z</meta:creation-date>
    <dc:date>2025-10-25T04:51:00Z</dc:date>
    <meta:template xlink:href="Normal.dotm" xlink:type="simple"/>
    <meta:editing-cycles>2</meta:editing-cycles>
    <meta:editing-duration>PT60S</meta:editing-duration>
    <meta:document-statistic meta:page-count="8" meta:paragraph-count="53" meta:word-count="3976" meta:character-count="26590" meta:row-count="188" meta:non-whitespace-character-count="22667"/>
  </office:meta>
</office:document-meta>
</file>